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2000000352124E9DFC3CE76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nova" svg:font-family="proxima-no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fo:orphans="2" fo:widows="2"/>
      <style:text-properties fo:font-variant="normal" fo:text-transform="none" fo:color="#3a3a3a" style:font-name="proxima-nova" fo:font-size="10.5pt" fo:letter-spacing="normal" fo:font-style="normal" fo:font-weight="normal" fo:background-color="#e5e5e5" loext:padding="0cm" loext:border="none"/>
    </style:style>
    <style:style style:name="P2" style:family="paragraph" style:parent-style-name="Text_20_body">
      <style:paragraph-properties fo:margin-left="0cm" fo:margin-right="0.265cm" fo:margin-top="0cm" fo:margin-bottom="0cm" loext:contextual-spacing="false" fo:orphans="2" fo:widows="2" fo:text-indent="0cm" style:auto-text-indent="false"/>
      <style:text-properties fo:font-variant="normal" fo:text-transform="none" fo:color="#999999" style:text-line-through-style="none" style:text-line-through-type="none" fo:letter-spacing="normal" style:text-underline-style="none" style:text-blinking="false" loext:padding="0cm" loext:border="none"/>
    </style:style>
    <style:style style:name="P3" style:family="paragraph" style:parent-style-name="Text_20_body">
      <style:paragraph-properties fo:margin-left="0.053cm" fo:margin-right="0.318cm" fo:margin-top="0cm" fo:margin-bottom="0cm" loext:contextual-spacing="false" fo:orphans="2" fo:widows="2" fo:text-indent="0cm" style:auto-text-indent="false"/>
    </style:style>
    <style:style style:name="P4" style:family="paragraph" style:parent-style-name="Text_20_body" style:list-style-name="L1">
      <style:paragraph-properties fo:margin-left="0cm" fo:margin-right="0cm" fo:margin-top="0cm" fo:margin-bottom="0cm" loext:contextual-spacing="false" fo:line-height="100%"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Text_20_body" style:list-style-name="L3">
      <style:paragraph-properties fo:margin-left="0cm" fo:margin-right="0cm" fo:margin-top="0cm" fo:margin-bottom="0cm" loext:contextual-spacing="false" style:line-height-at-least="0.582cm" fo:orphans="2" fo:widows="2" fo:text-indent="0cm" style:auto-text-indent="false" fo:padding="0cm" fo:border="none"/>
    </style:style>
    <style:style style:name="P8" style:family="paragraph" style:parent-style-name="Text_20_body" style:list-style-name="L4">
      <style:paragraph-properties fo:margin-left="0cm" fo:margin-right="0cm" fo:margin-top="0cm" fo:margin-bottom="0cm" loext:contextual-spacing="false" style:line-height-at-least="0.582cm" fo:orphans="2" fo:widows="2" fo:text-indent="0cm" style:auto-text-indent="false" fo:padding="0cm" fo:border="none"/>
    </style:style>
    <style:style style:name="P9" style:family="paragraph" style:parent-style-name="Text_20_body" style:list-style-name="L5">
      <style:paragraph-properties fo:margin-left="0cm" fo:margin-right="0cm" fo:margin-top="0cm" fo:margin-bottom="0cm" loext:contextual-spacing="false" style:line-height-at-least="0.582cm" fo:orphans="2" fo:widows="2" fo:text-indent="0cm" style:auto-text-indent="false" fo:padding="0cm" fo:border="none"/>
    </style:style>
    <style:style style:name="P10" style:family="paragraph" style:parent-style-name="Text_20_body" style:list-style-name="L6">
      <style:paragraph-properties fo:margin-left="0cm" fo:margin-right="0cm" fo:margin-top="0cm" fo:margin-bottom="0cm" loext:contextual-spacing="false" style:line-height-at-least="0.582cm" fo:orphans="2" fo:widows="2" fo:text-indent="0cm" style:auto-text-indent="false" fo:padding="0cm" fo:border="none"/>
    </style:style>
    <style:style style:name="P11"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12"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fo:letter-spacing="normal"/>
    </style:style>
    <style:style style:name="P13"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14"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15" style:family="paragraph" style:parent-style-name="Text_20_body">
      <style:paragraph-properties fo:margin-left="0cm" fo:margin-right="0.529cm" fo:margin-top="0.238cm" fo:margin-bottom="0.397cm" loext:contextual-spacing="false" style:line-height-at-least="0.45cm" fo:orphans="2" fo:widows="2" fo:text-indent="0cm" style:auto-text-indent="false"/>
    </style:style>
    <style:style style:name="P16" style:family="paragraph" style:parent-style-name="Text_20_body" style:list-style-name="L1">
      <style:paragraph-properties fo:margin-left="0.079cm" fo:margin-right="0cm" fo:margin-top="0cm" fo:margin-bottom="0cm" loext:contextual-spacing="false" fo:line-height="130%" fo:orphans="2" fo:widows="2" fo:text-indent="0cm" style:auto-text-indent="false" fo:padding="0cm" fo:border="none"/>
    </style:style>
    <style:style style:name="P17" style:family="paragraph" style:parent-style-name="Heading_20_1">
      <style:text-properties fo:font-variant="normal" fo:text-transform="none" fo:color="#3a3a3a" style:font-name="proxima-nova" fo:font-size="24pt" fo:letter-spacing="normal" fo:font-style="normal" fo:font-weight="normal"/>
    </style:style>
    <style:style style:name="P18" style:family="paragraph" style:parent-style-name="Heading_20_5">
      <style:paragraph-properties fo:margin-left="0cm" fo:margin-right="0cm" fo:margin-top="0cm" fo:margin-bottom="0cm" loext:contextual-spacing="false" fo:orphans="2" fo:widows="2" fo:text-indent="0cm" style:auto-text-indent="false"/>
    </style:style>
    <style:style style:name="P19" style:family="paragraph" style:parent-style-name="Heading_20_3">
      <style:paragraph-properties fo:margin-left="0.37cm" fo:margin-right="0.37cm" fo:margin-top="0.37cm" fo:margin-bottom="0.291cm" loext:contextual-spacing="false" fo:orphans="2" fo:widows="2" fo:text-indent="0cm" style:auto-text-indent="false" fo:padding="0cm" fo:border="none"/>
      <style:text-properties fo:font-variant="normal" fo:text-transform="none" fo:color="#3a3a3a" style:font-name="proxima-nova" fo:font-size="16.5pt" fo:letter-spacing="normal" fo:font-style="normal" fo:font-weight="bold"/>
    </style:style>
    <style:style style:name="P20" style:family="paragraph" style:parent-style-name="Heading_20_2">
      <style:paragraph-properties fo:margin-left="0.37cm" fo:margin-right="0.37cm" fo:margin-top="0.37cm" fo:margin-bottom="0.265cm" loext:contextual-spacing="false" fo:orphans="2" fo:widows="2" fo:text-indent="0cm" style:auto-text-indent="false" fo:padding="0cm" fo:border="none"/>
      <style:text-properties fo:font-variant="normal" fo:text-transform="none" fo:color="#3a3a3a" style:font-name="proxima-nova" fo:font-size="21pt" fo:letter-spacing="normal" fo:font-style="normal" fo:font-weight="normal"/>
    </style:style>
    <style:style style:name="P21" style:family="paragraph" style:parent-style-name="Preformatted_20_Text">
      <style:paragraph-properties fo:margin-left="0cm" fo:margin-right="0cm" fo:margin-top="0cm" fo:margin-bottom="0cm" loext:contextual-spacing="false" style:line-height-at-least="0.582cm" fo:orphans="2" fo:widows="2" fo:text-indent="0cm" style:auto-text-indent="false"/>
    </style:style>
    <style:style style:name="P22" style:family="paragraph" style:parent-style-name="Preformatted_20_Text">
      <style:paragraph-properties fo:margin-left="0cm" fo:margin-right="0cm" fo:margin-top="0cm" fo:margin-bottom="0.106cm" loext:contextual-spacing="false" style:line-height-at-least="0.582cm" fo:orphans="2" fo:widows="2" fo:text-indent="0cm" style:auto-text-indent="false"/>
    </style:style>
    <style:style style:name="P23" style:family="paragraph" style:parent-style-name="Preformatted_20_Text">
      <style:paragraph-properties fo:margin-top="0cm" fo:margin-bottom="0cm" loext:contextual-spacing="false" style:line-height-at-least="0.582cm" fo:orphans="2" fo:widows="2"/>
    </style:style>
    <style:style style:name="T1" style:family="text">
      <style:text-properties fo:font-variant="normal" fo:text-transform="none" fo:color="#000000" style:font-name="proxima-nova" fo:font-size="15pt" fo:letter-spacing="normal" fo:font-style="normal" fo:font-weight="normal"/>
    </style:style>
    <style:style style:name="T2" style:family="text">
      <style:text-properties fo:font-variant="normal" fo:text-transform="none" fo:color="#000000" style:font-name="proxima-nova" fo:font-size="12pt" fo:letter-spacing="normal" fo:font-style="normal" fo:font-weight="normal"/>
    </style:style>
    <style:style style:name="T3" style:family="text">
      <style:text-properties fo:font-variant="normal" fo:text-transform="none" fo:color="#000000" style:font-name="proxima-nova" fo:font-size="12pt" fo:letter-spacing="normal" fo:font-style="normal" fo:font-weight="bold"/>
    </style:style>
    <style:style style:name="T4" style:family="text">
      <style:text-properties fo:font-variant="normal" fo:text-transform="none" fo:color="#000000" style:font-name="proxima-nova" fo:font-size="11.25pt" fo:letter-spacing="normal" fo:font-style="normal" fo:font-weight="normal" loext:padding="0cm" loext:border="none"/>
    </style:style>
    <style:style style:name="T5" style:family="text">
      <style:text-properties fo:font-variant="normal" fo:text-transform="none" fo:color="#000000" style:text-line-through-style="none" style:text-line-through-type="none" style:font-name="proxima-nova"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000000" style:text-line-through-style="none" style:text-line-through-type="none" style:font-name="proxima-nova" fo:font-size="12pt" fo:letter-spacing="normal" fo:font-style="normal" style:text-underline-style="none" fo:font-weight="normal" style:text-blinking="false" fo:background-color="#f5f5f5" loext:char-shading-value="0" loext:padding-left="0cm" loext:padding-right="0cm" loext:padding-top="0cm" loext:padding-bottom="0.049cm" loext:border-left="none" loext:border-right="none" loext:border-top="none" loext:border-bottom="0.06pt dotted #000000"/>
    </style:style>
    <style:style style:name="T7" style:family="text">
      <style:text-properties fo:font-variant="normal" fo:text-transform="none" fo:color="#999999" style:font-name="proxima-nova" fo:font-size="9.75pt" fo:letter-spacing="normal" fo:font-style="normal" fo:font-weight="normal"/>
    </style:style>
    <style:style style:name="T8" style:family="text">
      <style:text-properties fo:font-variant="normal" fo:text-transform="none" fo:color="#999999" style:font-name="proxima-nova" fo:font-size="9.75pt" fo:letter-spacing="normal" fo:font-style="normal" fo:font-weight="normal" loext:padding="0cm" loext:border="none"/>
    </style:style>
    <style:style style:name="T9" style:family="text">
      <style:text-properties fo:font-variant="normal" fo:text-transform="none" fo:color="#999999" style:text-line-through-style="none" style:text-line-through-type="none" style:font-name="proxima-nova" fo:font-size="12pt" fo:letter-spacing="normal" fo:font-style="normal" style:text-underline-style="none" fo:font-weight="normal" style:text-blinking="false" loext:padding="0cm" loext:border="none"/>
    </style:style>
    <style:style style:name="T10" style:family="text">
      <style:text-properties fo:font-variant="normal" fo:text-transform="none" fo:color="#999999" style:text-line-through-style="none" style:text-line-through-type="none" style:font-name="proxima-nova" fo:font-size="10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999999"/>
    </style:style>
    <style:style style:name="T11" style:family="text">
      <style:text-properties fo:font-variant="normal" fo:text-transform="none" fo:color="#ffffff" style:font-name="proxima-nova" fo:font-size="13.5pt" fo:letter-spacing="normal" fo:font-style="normal" fo:font-weight="normal" fo:background-color="#0080ff" loext:char-shading-value="0"/>
    </style:style>
    <style:style style:name="T12" style:family="text">
      <style:text-properties fo:font-variant="normal" fo:text-transform="none" fo:color="#3a3a3a" style:text-line-through-style="none" style:text-line-through-type="none" style:font-name="proxima-nova" fo:font-size="13.5pt" fo:letter-spacing="normal" fo:font-style="normal" style:text-underline-style="none" fo:font-weight="normal" style:text-blinking="false"/>
    </style:style>
    <style:style style:name="T13" style:family="text">
      <style:text-properties fo:font-variant="normal" fo:text-transform="none" fo:color="#3a3a3a" style:font-name="proxima-nova" fo:font-size="10.5pt" fo:letter-spacing="normal" fo:font-style="normal" fo:font-weight="normal" fo:background-color="transparent" loext:char-shading-value="0" loext:padding="0cm" loext:border="none"/>
    </style:style>
    <style:style style:name="T14" style:family="text">
      <style:text-properties fo:font-variant="normal" fo:text-transform="none" fo:color="#3a3a3a" fo:letter-spacing="normal" fo:background-color="transparent" loext:char-shading-value="0" loext:padding="0cm" loext:border="none"/>
    </style:style>
    <style:style style:name="T15" style:family="text">
      <style:text-properties fo:font-variant="normal" fo:text-transform="none" fo:color="#bfbfbf" style:text-line-through-style="none" style:text-line-through-type="none" style:font-name="proxima-nova" fo:font-size="13.5pt" fo:letter-spacing="normal" fo:font-style="normal" style:text-underline-style="none" fo:font-weight="normal" style:text-blinking="false"/>
    </style:style>
    <style:style style:name="T16" style:family="text">
      <style:text-properties fo:font-variant="normal" fo:text-transform="none" fo:color="#e94849" style:font-name="proxima-nova" fo:font-size="10.5pt" fo:letter-spacing="normal" fo:font-style="normal" fo:font-weight="normal" fo:background-color="transparent" loext:char-shading-value="0" loext:padding="0cm" loext:border="none"/>
    </style:style>
    <style:style style:name="T17" style:family="text">
      <style:text-properties fo:font-variant="normal" fo:text-transform="none" fo:color="#e94849" style:font-name="proxima-nova" fo:font-size="10.5pt" fo:letter-spacing="normal" fo:font-style="normal" fo:font-weight="normal" officeooo:rsid="0010ac49" fo:background-color="transparent" loext:char-shading-value="0" loext:padding="0cm" loext:border="none"/>
    </style:style>
    <style:style style:name="T18" style:family="text">
      <style:text-properties fo:font-variant="normal" fo:text-transform="none" fo:color="#e94849" style:font-name="proxima-nova" fo:font-size="11.25pt" fo:letter-spacing="normal" fo:font-style="normal" fo:font-weight="normal" loext:padding="0cm" loext:border="none"/>
    </style:style>
    <style:style style:name="T19" style:family="text">
      <style:text-properties fo:font-variant="normal" fo:text-transform="none" style:font-name="proxima-nova" fo:font-size="10.5pt" fo:letter-spacing="normal" fo:font-style="normal" fo:font-weight="normal" fo:background-color="transparent" loext:char-shading-value="0" loext:padding="0cm" loext:border="none"/>
    </style:style>
    <style:style style:name="T20" style:family="text">
      <style:text-properties fo:font-variant="normal" fo:text-transform="none" fo:color="#ce181e" style:font-name="proxima-nova" fo:font-size="10.5pt" fo:letter-spacing="normal" fo:font-style="normal" fo:font-weight="normal" fo:background-color="transparent" loext:char-shading-value="0" loext:padding="0cm" loext:border="none"/>
    </style:style>
    <style:style style:name="T21" style:family="text">
      <style:text-properties fo:text-transform="uppercase" fo:color="#999999" style:text-line-through-style="none" style:text-line-through-type="none" style:font-name="proxima-nova" fo:font-size="7.5pt" fo:letter-spacing="normal" fo:font-style="normal" style:text-underline-style="none" fo:font-weight="normal" style:text-blinking="false" fo:background-color="#f5f5f5" loext:char-shading-value="0" loext:padding-left="0.106cm" loext:padding-right="0.106cm" loext:padding-top="0.079cm" loext:padding-bottom="0.053cm" loext:border="0.06pt solid #f5f5f5"/>
    </style:style>
    <style:style style:name="fr1" style:family="graphic" style:parent-style-name="Graphics">
      <style:graphic-properties fo:margin-left="0cm" fo:margin-right="0cm" fo:margin-top="0cm" fo:margin-bottom="0cm" style:vertical-pos="top" style:vertical-rel="baseline" fo:padding="0.049cm" fo:border="1.5pt solid #e5e5e5"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How To Install Nginx on Ubuntu 18.04</text:h>
      <text:p text:style-name="P3"><text:span text:style-name="Emphasis"><text:span text:style-name="T6"/></text:span></text:p>
      <text:h text:style-name="P19" text:outline-level="3"><text:bookmark text:name="introduction"/>Introduction</text:h>
      <text:p text:style-name="P11">Nginx is one of the most popular web servers in the world and is responsible for hosting some of the largest and highest-traffic sites on the internet. It is more resource-friendly than Apache in most cases and can be used as a web server or reverse proxy.</text:p>
      <text:p text:style-name="P11">In this guide, we'll discuss how to install Nginx on your Ubuntu 18.04 server.</text:p>
      <text:h text:style-name="P20" text:outline-level="2"><text:bookmark text:name="prerequisites"/>Prerequisites</text:h>
      <text:p text:style-name="P14"><text:span text:style-name="T2">Before you begin this guide, you should have a regular, non-root user with sudo privileges configured on your server. You can learn how to configure a regular user account by following our </text:span><text:a xlink:type="simple" xlink:href="https://www.digitalocean.com/community/tutorials/initial-server-setup-with-ubuntu-18-04" text:style-name="Internet_20_link" text:visited-style-name="Visited_20_Internet_20_Link"><text:span text:style-name="T5">initial server setup guide for Ubuntu 18.04</text:span></text:a><text:span text:style-name="T2">.</text:span></text:p>
      <text:p text:style-name="P11">When you have an account available, log in as your non-root user to begin.</text:p>
      <text:h text:style-name="P20" text:outline-level="2"><text:bookmark text:name="step-1-–-installing-nginx"/>Step 1 – Installing Nginx</text:h>
      <text:p text:style-name="P13"><text:span text:style-name="T2">Because Nginx is available in Ubuntu's default repositories, it is possible to install it from these repositories using the </text:span><text:span text:style-name="Source_20_Text"><text:span text:style-name="T4">apt</text:span></text:span><text:span text:style-name="T2"> packaging system.</text:span></text:p>
      <text:p text:style-name="P13"><text:span text:style-name="T2">Since this is our first interaction with the </text:span><text:span text:style-name="Source_20_Text"><text:span text:style-name="T4">apt</text:span></text:span><text:span text:style-name="T2"> packaging system in this session, we will update our local package index so that we have access to the most recent package listings. Afterwards, we can install </text:span><text:span text:style-name="Source_20_Text"><text:span text:style-name="T4">nginx</text:span></text:span><text:span text:style-name="T2">:</text:span></text:p>
      <text:p text:style-name="P21"><text:span text:style-name="Source_20_Text"><text:span text:style-name="T20">sudo apt update</text:span></text:span></text:p>
      <text:p text:style-name="P23"><text:span text:style-name="Source_20_Text"><text:span text:style-name="T20">sudo apt install nginx</text:span></text:span></text:p>
      <text:p text:style-name="P23"><text:span text:style-name="Source_20_Text"><text:span text:style-name="T20"/></text:span></text:p>
      <text:p text:style-name="P13"><text:span text:style-name="T2">After accepting the procedure, </text:span><text:span text:style-name="Source_20_Text"><text:span text:style-name="T4">apt</text:span></text:span><text:span text:style-name="T2"> will install Nginx and any required dependencies to your server.</text:span></text:p>
      <text:p text:style-name="P13"><text:span text:style-name="T2"/></text:p>
      <text:h text:style-name="P20" text:outline-level="2"><text:bookmark text:name="step-2-–-adjusting-the-firewall"/><text:soft-page-break/>Step 2 – Adjusting the Firewall</text:h>
      <text:p text:style-name="P13"><text:span text:style-name="T2">Before testing Nginx, the firewall software needs to be adjusted to allow access to the service. Nginx registers itself as a service with </text:span><text:span text:style-name="Source_20_Text"><text:span text:style-name="T4">ufw</text:span></text:span><text:span text:style-name="T2"> upon installation, making it straightforward to allow Nginx access.</text:span></text:p>
      <text:p text:style-name="P13"><text:span text:style-name="T2">List the application configurations that </text:span><text:span text:style-name="Source_20_Text"><text:span text:style-name="T4">ufw</text:span></text:span><text:span text:style-name="T2"> knows how to work with by typing:</text:span></text:p>
      <text:p text:style-name="P21"><text:span text:style-name="Source_20_Text"><text:span text:style-name="T20">sudo ufw app list</text:span></text:span></text:p>
      <text:p text:style-name="P11">You should get a listing of the application profiles:</text:p>
      <text:p text:style-name="P22"><text:span text:style-name="Source_20_Text"><text:span text:style-name="T13">Output</text:span></text:span></text:p>
      <text:p text:style-name="P23"><text:span text:style-name="Source_20_Text"><text:span text:style-name="T13">Available applications:</text:span></text:span></text:p>
      <text:p text:style-name="P23"><text:span text:style-name="Source_20_Text"><text:span text:style-name="T14"><text:s text:c="2"/></text:span></text:span><text:span text:style-name="Source_20_Text"><text:span text:style-name="T13">Nginx Full</text:span></text:span></text:p>
      <text:p text:style-name="P23"><text:span text:style-name="Source_20_Text"><text:span text:style-name="T14"><text:s text:c="2"/></text:span></text:span><text:span text:style-name="Source_20_Text"><text:span text:style-name="T13">Nginx HTTP</text:span></text:span></text:p>
      <text:p text:style-name="P23"><text:span text:style-name="Source_20_Text"><text:span text:style-name="T14"><text:s text:c="2"/></text:span></text:span><text:span text:style-name="Source_20_Text"><text:span text:style-name="T13">Nginx HTTPS</text:span></text:span></text:p>
      <text:p text:style-name="P23"><text:span text:style-name="Source_20_Text"><text:span text:style-name="T14"><text:s text:c="2"/></text:span></text:span><text:span text:style-name="Source_20_Text"><text:span text:style-name="T13">OpenSSH</text:span></text:span></text:p>
      <text:p text:style-name="P11">As you can see, there are three profiles available for Nginx:</text:p>
      <text:list xml:id="list4205914328" text:style-name="L2">
        <text:list-item>
          <text:p text:style-name="P6"><text:span text:style-name="Strong_20_Emphasis"><text:span text:style-name="T3">Nginx Full</text:span></text:span><text:span text:style-name="T2">: This profile opens both port 80 (normal, unencrypted web traffic) and port 443 (TLS/SSL encrypted traffic)</text:span></text:p>
        </text:list-item>
        <text:list-item>
          <text:p text:style-name="P6"><text:span text:style-name="Strong_20_Emphasis"><text:span text:style-name="T3">Nginx HTTP</text:span></text:span><text:span text:style-name="T2">: This profile opens only port 80 (normal, unencrypted web traffic)</text:span></text:p>
        </text:list-item>
        <text:list-item>
          <text:p text:style-name="P6"><text:span text:style-name="Strong_20_Emphasis"><text:span text:style-name="T3">Nginx HTTPS</text:span></text:span><text:span text:style-name="T2">: This profile opens only port 443 (TLS/SSL encrypted traffic)</text:span></text:p>
        </text:list-item>
      </text:list>
      <text:p text:style-name="P11">It is recommended that you enable the most restrictive profile that will still allow the traffic you've configured. Since we haven't configured SSL for our server yet in this guide, we will only need to allow traffic on port 80.</text:p>
      <text:p text:style-name="P11">You can enable this by typing:</text:p>
      <text:p text:style-name="P21"><text:span text:style-name="Source_20_Text"><text:span text:style-name="T13">sudo ufw allow 'Nginx HTTP'</text:span></text:span></text:p>
      <text:p text:style-name="P11">You can verify the change by typing:</text:p>
      <text:p text:style-name="P21"><text:span text:style-name="Source_20_Text"><text:span text:style-name="T13">sudo ufw status</text:span></text:span></text:p>
      <text:p text:style-name="P11">You should see HTTP traffic allowed in the displayed output:</text:p>
      <text:p text:style-name="P22"><text:span text:style-name="Source_20_Text"><text:span text:style-name="T13">Output</text:span></text:span></text:p>
      <text:p text:style-name="P23"><text:span text:style-name="Source_20_Text"><text:span text:style-name="T13">Status: active</text:span></text:span></text:p>
      <text:p text:style-name="P23"/>
      <text:p text:style-name="P23"><text:span text:style-name="Source_20_Text"><text:span text:style-name="T13">To <text:s text:c="24"/>Action <text:s text:c="5"/>From</text:span></text:span></text:p>
      <text:p text:style-name="P23"><text:span text:style-name="Source_20_Text"><text:span text:style-name="T13">-- <text:s text:c="24"/>------ <text:s text:c="5"/>----</text:span></text:span></text:p>
      <text:p text:style-name="P23"><text:span text:style-name="Source_20_Text"><text:span text:style-name="T13">OpenSSH <text:s text:c="19"/>ALLOW <text:s text:c="6"/>Anywhere <text:s text:c="17"/></text:span></text:span></text:p>
      <text:p text:style-name="P23"><text:span text:style-name="Source_20_Text"><text:span text:style-name="T13">Nginx HTTP <text:s text:c="16"/>ALLOW <text:s text:c="6"/>Anywhere <text:s text:c="17"/></text:span></text:span></text:p>
      <text:p text:style-name="P23"><text:span text:style-name="Source_20_Text"><text:span text:style-name="T13">OpenSSH (v6) <text:s text:c="14"/>ALLOW <text:s text:c="6"/>Anywhere (v6) <text:s text:c="12"/></text:span></text:span></text:p>
      <text:p text:style-name="P23"><text:span text:style-name="Source_20_Text"><text:span text:style-name="T13">Nginx HTTP (v6) <text:s text:c="11"/>ALLOW <text:s text:c="6"/>Anywhere (v6)</text:span></text:span></text:p>
      <text:h text:style-name="P20" text:outline-level="2"><text:bookmark text:name="step-3-–-checking-your-web-server"/><text:soft-page-break/>Step 3 – Checking your Web Server</text:h>
      <text:p text:style-name="P11">At the end of the installation process, Ubuntu 18.04 starts Nginx. The web server should already be up and running.</text:p>
      <text:p text:style-name="P13"><text:span text:style-name="T2">We can check with the </text:span><text:span text:style-name="Source_20_Text"><text:span text:style-name="T4">systemd</text:span></text:span><text:span text:style-name="T2"> init system to make sure the service is running by typing:</text:span></text:p>
      <text:p text:style-name="P21"><text:span text:style-name="Source_20_Text"><text:span text:style-name="T20">systemctl status nginx</text:span></text:span></text:p>
      <text:p text:style-name="P22"><text:span text:style-name="Source_20_Text"><text:span text:style-name="T13">Output</text:span></text:span></text:p>
      <text:p text:style-name="P23"><text:span text:style-name="Source_20_Text"><text:span text:style-name="T14">● </text:span></text:span><text:span text:style-name="Source_20_Text"><text:span text:style-name="T13">nginx.service - A high performance web server and a reverse proxy server</text:span></text:span></text:p>
      <text:p text:style-name="P23"><text:span text:style-name="Source_20_Text"><text:span text:style-name="T14"><text:s text:c="3"/></text:span></text:span><text:span text:style-name="Source_20_Text"><text:span text:style-name="T13">Loaded: loaded (/lib/systemd/system/nginx.service; enabled; vendor preset: enabled)</text:span></text:span></text:p>
      <text:p text:style-name="P23"><text:span text:style-name="Source_20_Text"><text:span text:style-name="T14"><text:s text:c="3"/></text:span></text:span><text:span text:style-name="Source_20_Text"><text:span text:style-name="T13">Active: </text:span></text:span><text:span text:style-name="Source_20_Text"><text:span text:style-name="T16">active (running)</text:span></text:span><text:span text:style-name="Source_20_Text"><text:span text:style-name="T13"> since Fri 2018-04-20 16:08:19 UTC; 3 days ago</text:span></text:span></text:p>
      <text:p text:style-name="P23"><text:span text:style-name="Source_20_Text"><text:span text:style-name="T14"><text:s text:c="5"/></text:span></text:span><text:span text:style-name="Source_20_Text"><text:span text:style-name="T13">Docs: man:nginx(8)</text:span></text:span></text:p>
      <text:p text:style-name="P23"><text:span text:style-name="Source_20_Text"><text:span text:style-name="T14"><text:s/></text:span></text:span><text:span text:style-name="Source_20_Text"><text:span text:style-name="T13">Main PID: 2369 (nginx)</text:span></text:span></text:p>
      <text:p text:style-name="P23"><text:span text:style-name="Source_20_Text"><text:span text:style-name="T14"><text:s text:c="4"/></text:span></text:span><text:span text:style-name="Source_20_Text"><text:span text:style-name="T13">Tasks: 2 (limit: 1153)</text:span></text:span></text:p>
      <text:p text:style-name="P23"><text:span text:style-name="Source_20_Text"><text:span text:style-name="T14"><text:s text:c="3"/></text:span></text:span><text:span text:style-name="Source_20_Text"><text:span text:style-name="T13">CGroup: /system.slice/nginx.service</text:span></text:span></text:p>
      <text:p text:style-name="P23"><text:span text:style-name="Source_20_Text"><text:span text:style-name="T14"><text:s text:c="11"/>├─</text:span></text:span><text:span text:style-name="Source_20_Text"><text:span text:style-name="T13">2369 nginx: master process /usr/sbin/nginx -g daemon on; master_process on;</text:span></text:span></text:p>
      <text:p text:style-name="P23"><text:span text:style-name="Source_20_Text"><text:span text:style-name="T14"><text:s text:c="11"/>└─</text:span></text:span><text:span text:style-name="Source_20_Text"><text:span text:style-name="T13">2380 nginx: worker process</text:span></text:span></text:p>
      <text:p text:style-name="P11">As you can see above, the service appears to have started successfully. However, the best way to test this is to actually request a page from Nginx.</text:p>
      <text:p text:style-name="P11">You can access the default Nginx landing page to confirm that the software is running properly by navigating to your server's IP address. If you do not know your server's IP address, you can get it a few different ways.</text:p>
      <text:p text:style-name="P11">Try typing this at your server's command prompt:</text:p>
      <text:p text:style-name="P21"><text:span text:style-name="Source_20_Text"><text:span text:style-name="T13">ip addr show eth0 | grep inet | awk '{ print $2; }' | sed 's/\/.*$//'</text:span></text:span></text:p>
      <text:p text:style-name="P11">You will get back a few lines. You can try each in your web browser to see if they work.</text:p>
      <text:p text:style-name="P11">An alternative is typing this, which should give you your public IP address as seen from another location on the internet:</text:p>
      <text:p text:style-name="P21"><text:span text:style-name="Source_20_Text"><text:span text:style-name="T13">curl -4 icanhazip.com</text:span></text:span></text:p>
      <text:p text:style-name="P11">When you have your server's IP address, enter it into your browser's address bar:</text:p>
      <text:p text:style-name="P21"><text:span text:style-name="Source_20_Text"><text:span text:style-name="T13">http://</text:span></text:span><text:span text:style-name="Source_20_Text"><text:span text:style-name="T17">127.0.0.1</text:span></text:span></text:p>
      <text:p text:style-name="P11">You should see the default Nginx landing page:</text:p>
      <text:p text:style-name="P12"><text:soft-page-break/><draw:frame draw:style-name="fr1" draw:name="Image2" text:anchor-type="as-char" svg:width="15.471cm" svg:height="5.814cm" draw:z-index="0"><draw:image xlink:href="https://assets.digitalocean.com/articles/nginx_1604/default_page.png" xlink:type="simple" xlink:show="embed" xlink:actuate="onLoad" loext:mime-type=""/><svg:title>Nginx default page</svg:title></draw:frame></text:p>
      <text:p text:style-name="P11">This page is included with Nginx to show you that the server is running correctly.</text:p>
      <text:h text:style-name="P20" text:outline-level="2"><text:bookmark text:name="step-4-–-managing-the-nginx-process"/>Step 4 – Managing the Nginx Process</text:h>
      <text:p text:style-name="P11">Now that you have your web server up and running, let's review some basic management commands.</text:p>
      <text:p text:style-name="P11">To stop your web server, type:</text:p>
      <text:p text:style-name="P21"><text:span text:style-name="Source_20_Text"><text:span text:style-name="T20">sudo systemctl stop nginx</text:span></text:span></text:p>
      <text:p text:style-name="P11">To start the web server when it is stopped, type:</text:p>
      <text:p text:style-name="P21"><text:span text:style-name="Source_20_Text"><text:span text:style-name="T20">sudo systemctl start nginx</text:span></text:span></text:p>
      <text:p text:style-name="P11">To stop and then start the service again, type:</text:p>
      <text:p text:style-name="P21"><text:span text:style-name="Source_20_Text"><text:span text:style-name="T20">sudo systemctl restart nginx</text:span></text:span></text:p>
      <text:p text:style-name="P11">If you are simply making configuration changes, Nginx can often reload without dropping connections. To do this, type:</text:p>
      <text:p text:style-name="P21"><text:span text:style-name="Source_20_Text"><text:span text:style-name="T20">sudo systemctl reload nginx</text:span></text:span></text:p>
      <text:p text:style-name="P11">By default, Nginx is configured to start automatically when the server boots. If this is not what you want, you can disable this behavior by typing:</text:p>
      <text:p text:style-name="P21"><text:span text:style-name="Source_20_Text"><text:span text:style-name="T20">sudo systemctl disable nginx</text:span></text:span></text:p>
      <text:p text:style-name="P11">To re-enable the service to start up at boot, you can type:</text:p>
      <text:p text:style-name="P21"><text:span text:style-name="Source_20_Text"><text:span text:style-name="T20">sudo systemctl enable nginx</text:span></text:span></text:p>
      <text:h text:style-name="P20" text:outline-level="2"><text:bookmark text:name="step-5-–-setting-up-server-blocks-recommended"/><text:soft-page-break/>Step 5 – Setting Up Server Blocks (Recommended)</text:h>
      <text:p text:style-name="P14"><text:span text:style-name="T2">When using the Nginx web server, </text:span><text:span text:style-name="Emphasis"><text:span text:style-name="T2">server blocks</text:span></text:span><text:span text:style-name="T2"> (similar to virtual hosts in Apache) can be used to encapsulate configuration details and host more than one domain from a single server. We will set up a domain called </text:span><text:span text:style-name="Strong_20_Emphasis"><text:span text:style-name="T3">example.com</text:span></text:span><text:span text:style-name="T2">, but you should </text:span><text:span text:style-name="Strong_20_Emphasis"><text:span text:style-name="T3">replace this with your own domain name</text:span></text:span><text:span text:style-name="T2">. To learn more about setting up a domain name with DigitalOcean, see our </text:span><text:a xlink:type="simple" xlink:href="https://www.digitalocean.com/community/tutorials/an-introduction-to-digitalocean-dns" text:style-name="Internet_20_link" text:visited-style-name="Visited_20_Internet_20_Link"><text:span text:style-name="T5">Introduction to DigitalOcean DNS</text:span></text:a><text:span text:style-name="T2">.</text:span></text:p>
      <text:p text:style-name="P13"><text:span text:style-name="T2">Nginx on Ubuntu 18.04 has one server block enabled by default that is configured to serve documents out of a directory at </text:span><text:span text:style-name="Source_20_Text"><text:span text:style-name="T4">/var/www/html</text:span></text:span><text:span text:style-name="T2">. While this works well for a single site, it can become unwieldy if you are hosting multiple sites. Instead of modifying </text:span><text:span text:style-name="Source_20_Text"><text:span text:style-name="T4">/var/www/html</text:span></text:span><text:span text:style-name="T2">, let's create a directory structure within </text:span><text:span text:style-name="Source_20_Text"><text:span text:style-name="T4">/var/www</text:span></text:span><text:span text:style-name="T2"> for our </text:span><text:span text:style-name="Strong_20_Emphasis"><text:span text:style-name="T3">example.com</text:span></text:span><text:span text:style-name="T2"> site, leaving </text:span><text:span text:style-name="Source_20_Text"><text:span text:style-name="T4">/var/www/html</text:span></text:span><text:span text:style-name="T2"> in place as the default directory to be served if a client request doesn't match any other sites.</text:span></text:p>
      <text:p text:style-name="P13"><text:span text:style-name="T2">Create the directory for </text:span><text:span text:style-name="Strong_20_Emphasis"><text:span text:style-name="T3">example.com</text:span></text:span><text:span text:style-name="T2"> as follows, using the </text:span><text:span text:style-name="Source_20_Text"><text:span text:style-name="T4">-p</text:span></text:span><text:span text:style-name="T2"> flag to create any necessary parent directories:</text:span></text:p>
      <text:p text:style-name="P21"><text:span text:style-name="Source_20_Text"><text:span text:style-name="T20">sudo mkdir -p /var/www/example.com/html</text:span></text:span></text:p>
      <text:p text:style-name="P13"><text:span text:style-name="T2">Next, assign ownership of the directory with the </text:span><text:span text:style-name="Source_20_Text"><text:span text:style-name="T4">$USER</text:span></text:span><text:span text:style-name="T2"> environment variable:</text:span></text:p>
      <text:p text:style-name="P21"><text:span text:style-name="Source_20_Text"><text:span text:style-name="T20">sudo chown -R $USER:$USER /var/www/example.com/html</text:span></text:span></text:p>
      <text:p text:style-name="P13"><text:span text:style-name="T2">The permissions of your web roots should be correct if you haven't modified your </text:span><text:span text:style-name="Source_20_Text"><text:span text:style-name="T4">umask</text:span></text:span><text:span text:style-name="T2"> value, but you can make sure by typing:</text:span></text:p>
      <text:p text:style-name="P21"><text:span text:style-name="Source_20_Text"><text:span text:style-name="T20">sudo chmod -R 755 /var/www/example.com</text:span></text:span></text:p>
      <text:p text:style-name="P13"><text:span text:style-name="T2">Next, create a sample </text:span><text:span text:style-name="Source_20_Text"><text:span text:style-name="T4">index.html</text:span></text:span><text:span text:style-name="T2"> page using </text:span><text:span text:style-name="Source_20_Text"><text:span text:style-name="T4">nano</text:span></text:span><text:span text:style-name="T2"> or your favorite editor:</text:span></text:p>
      <text:p text:style-name="P21"><text:span text:style-name="Source_20_Text"><text:span text:style-name="T20">nano /var/www/example.com/html/index.html</text:span></text:span></text:p>
      <text:p text:style-name="P11">Inside, add the following sample HTML:</text:p>
      <text:p text:style-name="P1">/var/www/example.com/html/index.html</text:p>
      <text:p text:style-name="P21"><text:span text:style-name="Source_20_Text"><text:span text:style-name="T13">&lt;html&gt;</text:span></text:span></text:p>
      <text:p text:style-name="P23"><text:span text:style-name="Source_20_Text"><text:span text:style-name="T14"><text:s text:c="4"/></text:span></text:span><text:span text:style-name="Source_20_Text"><text:span text:style-name="T13">&lt;head&gt;</text:span></text:span></text:p>
      <text:p text:style-name="P23"><text:span text:style-name="Source_20_Text"><text:span text:style-name="T14"><text:s text:c="8"/></text:span></text:span><text:span text:style-name="Source_20_Text"><text:span text:style-name="T13">&lt;title&gt;Welcome to </text:span></text:span><text:span text:style-name="Source_20_Text"><text:span text:style-name="T16">Example.com</text:span></text:span><text:span text:style-name="Source_20_Text"><text:span text:style-name="T13">!&lt;/title&gt;</text:span></text:span></text:p>
      <text:p text:style-name="P23"><text:span text:style-name="Source_20_Text"><text:span text:style-name="T14"><text:s text:c="4"/></text:span></text:span><text:span text:style-name="Source_20_Text"><text:span text:style-name="T13">&lt;/head&gt;</text:span></text:span></text:p>
      <text:p text:style-name="P23"><text:span text:style-name="Source_20_Text"><text:span text:style-name="T14"><text:s text:c="4"/></text:span></text:span><text:span text:style-name="Source_20_Text"><text:span text:style-name="T13">&lt;body&gt;</text:span></text:span></text:p>
      <text:p text:style-name="P23"><text:span text:style-name="Source_20_Text"><text:span text:style-name="T14"><text:s text:c="8"/></text:span></text:span><text:span text:style-name="Source_20_Text"><text:span text:style-name="T13">&lt;h1&gt;Success! <text:s/>The </text:span></text:span><text:span text:style-name="Source_20_Text"><text:span text:style-name="T16">example.com</text:span></text:span><text:span text:style-name="Source_20_Text"><text:span text:style-name="T13"> server block is working!&lt;/h1&gt;</text:span></text:span></text:p>
      <text:p text:style-name="P23"><text:span text:style-name="Source_20_Text"><text:span text:style-name="T14"><text:s text:c="4"/></text:span></text:span><text:span text:style-name="Source_20_Text"><text:span text:style-name="T13">&lt;/body&gt;</text:span></text:span></text:p>
      <text:p text:style-name="P23"><text:span text:style-name="Source_20_Text"><text:span text:style-name="T13">&lt;/html&gt;</text:span></text:span></text:p>
      <text:p text:style-name="P11"><text:soft-page-break/>Save and close the file when you are finished.</text:p>
      <text:p text:style-name="P13"><text:span text:style-name="T2">In order for Nginx to serve this content, it's necessary to create a server block with the correct directives. Instead of modifying the default configuration file directly, let’s make a new one at </text:span><text:span text:style-name="Source_20_Text"><text:span text:style-name="T4">/etc/nginx/sites-available/</text:span></text:span><text:span text:style-name="Source_20_Text"><text:span text:style-name="T18">example.com</text:span></text:span><text:span text:style-name="T2">:</text:span></text:p>
      <text:p text:style-name="P21"><text:span text:style-name="Source_20_Text"><text:span text:style-name="T20">sudo nano /etc/nginx/sites-available/example.com</text:span></text:span></text:p>
      <text:p text:style-name="P11">Paste in the following configuration block, which is similar to the default, but updated for our new directory and domain name:</text:p>
      <text:p text:style-name="P1">/etc/nginx/sites-available/example.com</text:p>
      <text:p text:style-name="P21"><text:span text:style-name="Source_20_Text"><text:span text:style-name="T13">server {</text:span></text:span></text:p>
      <text:p text:style-name="P23"><text:span text:style-name="Source_20_Text"><text:span text:style-name="T14"><text:s text:c="8"/></text:span></text:span><text:span text:style-name="Source_20_Text"><text:span text:style-name="T13">listen 80;</text:span></text:span></text:p>
      <text:p text:style-name="P23"><text:span text:style-name="Source_20_Text"><text:span text:style-name="T14"><text:s text:c="8"/></text:span></text:span><text:span text:style-name="Source_20_Text"><text:span text:style-name="T13">listen [::]:80;</text:span></text:span></text:p>
      <text:p text:style-name="P23"/>
      <text:p text:style-name="P23"><text:span text:style-name="Source_20_Text"><text:span text:style-name="T14"><text:s text:c="8"/></text:span></text:span><text:span text:style-name="Source_20_Text"><text:span text:style-name="T13">root /var/www/</text:span></text:span><text:span text:style-name="Source_20_Text"><text:span text:style-name="T16">example.com</text:span></text:span><text:span text:style-name="Source_20_Text"><text:span text:style-name="T13">/html;</text:span></text:span></text:p>
      <text:p text:style-name="P23"><text:span text:style-name="Source_20_Text"><text:span text:style-name="T14"><text:s text:c="8"/></text:span></text:span><text:span text:style-name="Source_20_Text"><text:span text:style-name="T13">index index.html index.htm index.nginx-debian.html;</text:span></text:span></text:p>
      <text:p text:style-name="P23"/>
      <text:p text:style-name="P23"><text:span text:style-name="Source_20_Text"><text:span text:style-name="T14"><text:s text:c="8"/></text:span></text:span><text:span text:style-name="Source_20_Text"><text:span text:style-name="T13">server_name </text:span></text:span><text:span text:style-name="Source_20_Text"><text:span text:style-name="T16">example.com</text:span></text:span><text:span text:style-name="Source_20_Text"><text:span text:style-name="T13"> www.</text:span></text:span><text:span text:style-name="Source_20_Text"><text:span text:style-name="T16">example.com</text:span></text:span><text:span text:style-name="Source_20_Text"><text:span text:style-name="T13">;</text:span></text:span></text:p>
      <text:p text:style-name="P23"/>
      <text:p text:style-name="P23"><text:span text:style-name="Source_20_Text"><text:span text:style-name="T14"><text:s text:c="8"/></text:span></text:span><text:span text:style-name="Source_20_Text"><text:span text:style-name="T13">location / {</text:span></text:span></text:p>
      <text:p text:style-name="P23"><text:span text:style-name="Source_20_Text"><text:span text:style-name="T14"><text:s text:c="16"/></text:span></text:span><text:span text:style-name="Source_20_Text"><text:span text:style-name="T13">try_files $uri $uri/ =404;</text:span></text:span></text:p>
      <text:p text:style-name="P23"><text:span text:style-name="Source_20_Text"><text:span text:style-name="T14"><text:s text:c="8"/></text:span></text:span><text:span text:style-name="Source_20_Text"><text:span text:style-name="T13">}</text:span></text:span></text:p>
      <text:p text:style-name="P23"><text:span text:style-name="Source_20_Text"><text:span text:style-name="T13">}</text:span></text:span></text:p>
      <text:p text:style-name="P13"><text:span text:style-name="T2">Notice that we’ve updated the </text:span><text:span text:style-name="Source_20_Text"><text:span text:style-name="T4">root</text:span></text:span><text:span text:style-name="T2"> configuration to our new directory, and the </text:span><text:span text:style-name="Source_20_Text"><text:span text:style-name="T4">server_name</text:span></text:span><text:span text:style-name="T2"> to our domain name.</text:span></text:p>
      <text:p text:style-name="P13"><text:span text:style-name="T2">Next, let's enable the file by creating a link from it to the </text:span><text:span text:style-name="Source_20_Text"><text:span text:style-name="T4">sites-enabled</text:span></text:span><text:span text:style-name="T2"> directory, which Nginx reads from during startup:</text:span></text:p>
      <text:p text:style-name="P21"><text:span text:style-name="Source_20_Text"><text:span text:style-name="T20">sudo ln -s /etc/nginx/sites-available/example.com /etc/nginx/sites-enabled/</text:span></text:span></text:p>
      <text:p text:style-name="P13"><text:span text:style-name="T2">Two server blocks are now enabled and configured to respond to requests based on their </text:span><text:span text:style-name="Source_20_Text"><text:span text:style-name="T4">listen</text:span></text:span><text:span text:style-name="T2"> and </text:span><text:span text:style-name="Source_20_Text"><text:span text:style-name="T4">server_name</text:span></text:span><text:span text:style-name="T2"> directives (you can read more about how Nginx processes these directives </text:span><text:a xlink:type="simple" xlink:href="https://www.digitalocean.com/community/tutorials/understanding-nginx-server-and-location-block-selection-algorithms" text:style-name="Internet_20_link" text:visited-style-name="Visited_20_Internet_20_Link"><text:span text:style-name="T5">here</text:span></text:a><text:span text:style-name="T2">):</text:span></text:p>
      <text:list xml:id="list1343976455" text:style-name="L3">
        <text:list-item>
          <text:p text:style-name="P7"><text:span text:style-name="Source_20_Text"><text:span text:style-name="T4">example.com</text:span></text:span><text:span text:style-name="T2">: Will respond to requests for </text:span><text:span text:style-name="Source_20_Text"><text:span text:style-name="T4">example.com</text:span></text:span><text:span text:style-name="T2"> and </text:span><text:span text:style-name="Source_20_Text"><text:span text:style-name="T4">www.example.com</text:span></text:span><text:span text:style-name="T2">.</text:span></text:p>
        </text:list-item>
        <text:list-item>
          <text:p text:style-name="P7"><text:span text:style-name="Source_20_Text"><text:span text:style-name="T4">default</text:span></text:span><text:span text:style-name="T2">: Will respond to any requests on port 80 that do not match the other two blocks.</text:span></text:p>
        </text:list-item>
      </text:list>
      <text:p text:style-name="P13"><text:span text:style-name="T2">To avoid a possible hash bucket memory problem that can arise from adding additional server names, it is necessary to adjust a single value in the </text:span><text:span text:style-name="Source_20_Text"><text:span text:style-name="T4">/etc/nginx/nginx.conf</text:span></text:span><text:span text:style-name="T2"> file. Open the file:</text:span></text:p>
      <text:p text:style-name="P21"><text:span text:style-name="Source_20_Text"><text:span text:style-name="T20">sudo nano /etc/nginx/nginx.conf</text:span></text:span></text:p>
      <text:p text:style-name="P13"><text:soft-page-break/><text:span text:style-name="T2">Find the </text:span><text:span text:style-name="Source_20_Text"><text:span text:style-name="T4">server_names_hash_bucket_size</text:span></text:span><text:span text:style-name="T2"> directive and remove the </text:span><text:span text:style-name="Source_20_Text"><text:span text:style-name="T4">#</text:span></text:span><text:span text:style-name="T2"> symbol to uncomment the line:</text:span></text:p>
      <text:p text:style-name="P1">/etc/nginx/nginx.conf</text:p>
      <text:p text:style-name="P21"><text:span text:style-name="Source_20_Text"><text:span text:style-name="T13">...</text:span></text:span></text:p>
      <text:p text:style-name="P23"><text:span text:style-name="Source_20_Text"><text:span text:style-name="T13">http {</text:span></text:span></text:p>
      <text:p text:style-name="P23"><text:span text:style-name="Source_20_Text"><text:span text:style-name="T14"><text:s text:c="4"/></text:span></text:span><text:span text:style-name="Source_20_Text"><text:span text:style-name="T13">...</text:span></text:span></text:p>
      <text:p text:style-name="P23"><text:span text:style-name="Source_20_Text"><text:span text:style-name="T14"><text:s text:c="4"/></text:span></text:span><text:span text:style-name="Source_20_Text"><text:span text:style-name="T13">server_names_hash_bucket_size 64;</text:span></text:span></text:p>
      <text:p text:style-name="P23"><text:span text:style-name="Source_20_Text"><text:span text:style-name="T14"><text:s text:c="4"/></text:span></text:span><text:span text:style-name="Source_20_Text"><text:span text:style-name="T13">...</text:span></text:span></text:p>
      <text:p text:style-name="P23"><text:span text:style-name="Source_20_Text"><text:span text:style-name="T13">}</text:span></text:span></text:p>
      <text:p text:style-name="P23"><text:span text:style-name="Source_20_Text"><text:span text:style-name="T13">...</text:span></text:span></text:p>
      <text:p text:style-name="P11">Next, test to make sure that there are no syntax errors in any of your Nginx files:</text:p>
      <text:p text:style-name="P21"><text:span text:style-name="Source_20_Text"><text:span text:style-name="T20">sudo nginx -t</text:span></text:span></text:p>
      <text:p text:style-name="P11">Save and close the file when you are finished.</text:p>
      <text:p text:style-name="P11">If there aren't any problems, restart Nginx to enable your changes:</text:p>
      <text:p text:style-name="P21"><text:span text:style-name="Source_20_Text"><text:span text:style-name="T20">sudo systemctl restart nginx</text:span></text:span></text:p>
      <text:p text:style-name="P13"><text:span text:style-name="T2">Nginx should now be serving your domain name. You can test this by navigating to </text:span><text:span text:style-name="Source_20_Text"><text:span text:style-name="T4">http://</text:span></text:span><text:span text:style-name="Source_20_Text"><text:span text:style-name="T18">example.com</text:span></text:span><text:span text:style-name="T2">, where you should see something like this:</text:span></text:p>
      <text:p text:style-name="P12"><draw:frame draw:style-name="fr1" draw:name="Image3" text:anchor-type="as-char" svg:width="18.256cm" svg:height="1.402cm" draw:z-index="1"><draw:image xlink:href="Pictures/10000000000002B2000000352124E9DFC3CE7616.png" xlink:type="simple" xlink:show="embed" xlink:actuate="onLoad" loext:mime-type="image/png"/><svg:title>Nginx first server block</svg:title></draw:frame></text:p>
      <text:h text:style-name="P20" text:outline-level="2"><text:bookmark text:name="step-6-–-getting-familiar-with-important-nginx-files-and-directories"/>Step 6 – Getting Familiar with Important Nginx Files and Directories</text:h>
      <text:p text:style-name="P11">Now that you know how to manage the Nginx service itself, you should take a few minutes to familiarize yourself with a few important directories and files.</text:p>
      <text:h text:style-name="P19" text:outline-level="3"><text:bookmark text:name="content"/>Content</text:h>
      <text:list xml:id="list70633333" text:style-name="L4">
        <text:list-item>
          <text:p text:style-name="P8"><text:span text:style-name="Source_20_Text"><text:span text:style-name="T4">/var/www/html</text:span></text:span><text:span text:style-name="T2">: The actual web content, which by default only consists of the default Nginx page you saw earlier, is served out of the </text:span><text:span text:style-name="Source_20_Text"><text:span text:style-name="T4">/var/www/html</text:span></text:span><text:span text:style-name="T2"> directory. This can be changed by altering Nginx configuration files.</text:span></text:p>
        </text:list-item>
      </text:list>
      <text:h text:style-name="P19" text:outline-level="3"><text:bookmark text:name="server-configuration"/>Server Configuration</text:h>
      <text:list xml:id="list3436839311" text:style-name="L5">
        <text:list-item>
          <text:p text:style-name="P9"><text:span text:style-name="Source_20_Text"><text:span text:style-name="T4">/etc/nginx</text:span></text:span><text:span text:style-name="T2">: The Nginx configuration directory. All of the Nginx configuration files reside here.</text:span></text:p>
        </text:list-item>
        <text:list-item>
          <text:p text:style-name="P9"><text:soft-page-break/><text:span text:style-name="Source_20_Text"><text:span text:style-name="T4">/etc/nginx/nginx.conf</text:span></text:span><text:span text:style-name="T2">: The main Nginx configuration file. This can be modified to make changes to the Nginx global configuration.</text:span></text:p>
        </text:list-item>
        <text:list-item>
          <text:p text:style-name="P9"><text:span text:style-name="Source_20_Text"><text:span text:style-name="T4">/etc/nginx/sites-available/</text:span></text:span><text:span text:style-name="T2">: The directory where per-site server blocks can be stored. Nginx will not use the configuration files found in this directory unless they are linked to the </text:span><text:span text:style-name="Source_20_Text"><text:span text:style-name="T4">sites-enabled</text:span></text:span><text:span text:style-name="T2"> directory. Typically, all server block configuration is done in this directory, and then enabled by linking to the other directory.</text:span></text:p>
        </text:list-item>
        <text:list-item>
          <text:p text:style-name="P9"><text:span text:style-name="Source_20_Text"><text:span text:style-name="T4">/etc/nginx/sites-enabled/</text:span></text:span><text:span text:style-name="T2">: The directory where enabled per-site server blocks are stored. Typically, these are created by linking to configuration files found in the </text:span><text:span text:style-name="Source_20_Text"><text:span text:style-name="T4">sites-available</text:span></text:span><text:span text:style-name="T2">directory.</text:span></text:p>
        </text:list-item>
        <text:list-item>
          <text:p text:style-name="P9"><text:span text:style-name="Source_20_Text"><text:span text:style-name="T4">/etc/nginx/snippets</text:span></text:span><text:span text:style-name="T2">: This directory contains configuration fragments that can be included elsewhere in the Nginx configuration. Potentially repeatable configuration segments are good candidates for refactoring into snippets.</text:span></text:p>
        </text:list-item>
      </text:list>
      <text:h text:style-name="P19" text:outline-level="3"><text:bookmark text:name="server-logs"/>Server Logs</text:h>
      <text:list xml:id="list912356980" text:style-name="L6">
        <text:list-item>
          <text:p text:style-name="P10"><text:span text:style-name="Source_20_Text"><text:span text:style-name="T4">/var/log/nginx/access.log</text:span></text:span><text:span text:style-name="T2">: Every request to your web server is recorded in this log file unless Nginx is configured to do otherwise.</text:span></text:p>
        </text:list-item>
        <text:list-item>
          <text:p text:style-name="P10"><text:span text:style-name="Source_20_Text"><text:span text:style-name="T4">/var/log/nginx/error.log</text:span></text:span><text:span text:style-name="T2">: Any Nginx errors will be recorded in this log.</text:span></text:p>
        </text:list-item>
      </text:list>
      <text:h text:style-name="P20" text:outline-level="2"><text:bookmark text:name="conclusion"/>Conclusion</text:h>
      <text:p text:style-name="P11">Now that you have your web server installed, you have many options for the type of content to serve and the technologies you want to use to create a richer experience.</text:p>
      <text:p text:style-name="P14"><text:span text:style-name="T2">If you'd like to build out a more complete application stack, check out this article on </text:span><text:a xlink:type="simple" xlink:href="https://www.digitalocean.com/community/tutorials/how-to-install-linux-nginx-mysql-php-lemp-stack-in-ubuntu-16-04" text:style-name="Internet_20_link" text:visited-style-name="Visited_20_Internet_20_Link"><text:span text:style-name="T5">how to configure a LEMP stack on Ubuntu 16.04</text:span></text:a><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nova" svg:font-family="proxima-nov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23:29:24.253250444</meta:creation-date>
    <dc:date>2018-06-21T23:34:41.103711900</dc:date>
    <meta:editing-duration>PT5M20S</meta:editing-duration>
    <meta:editing-cycles>1</meta:editing-cycles>
    <meta:document-statistic meta:table-count="0" meta:image-count="2" meta:object-count="0" meta:page-count="8" meta:paragraph-count="158" meta:word-count="1707" meta:character-count="11056" meta:non-whitespace-character-count="9155"/>
    <meta:generator>LibreOffice/6.0.3.2$Linux_X86_64 LibreOffice_project/00m0$Build-2</meta:generator>
  </office:meta>
</office:document-meta>
</file>